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/>
    <style:font-face style:name="Mangal1" svg:font-family="Mangal"/>
    <style:font-face style:name="Helvetica1" svg:font-family="Helvetica" style:font-family-generic="swiss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">
      <style:text-properties fo:font-weight="bold" style:font-weight-asian="bold" style:font-weight-complex="bold"/>
    </style:style>
    <style:style style:name="P2" style:family="paragraph" style:parent-style-name="Text">
      <style:paragraph-properties fo:text-align="start" style:justify-single-word="false" style:writing-mode="lr-tb"/>
    </style:style>
    <style:style style:name="P3" style:family="paragraph" style:parent-style-name="Text">
      <style:paragraph-properties fo:text-align="start" style:justify-single-word="false" fo:break-before="page" style:writing-mode="lr-tb"/>
    </style:style>
    <style:style style:name="P4" style:family="paragraph" style:parent-style-name="Text" style:list-style-name="WWNum2">
      <style:paragraph-properties fo:margin-left="0.318cm" fo:margin-right="0cm" fo:text-align="start" style:justify-single-word="false" fo:text-indent="-0.318cm" style:auto-text-indent="false" style:writing-mode="lr-tb"/>
    </style:style>
    <style:style style:name="P5" style:family="paragraph" style:parent-style-name="Text" style:list-style-name="WWNum3">
      <style:paragraph-properties fo:margin-left="0.318cm" fo:margin-right="0cm" fo:text-align="start" style:justify-single-word="false" fo:text-indent="-0.318cm" style:auto-text-indent="false" style:writing-mode="lr-tb"/>
    </style:style>
    <style:style style:name="P6" style:family="paragraph" style:parent-style-name="Text" style:master-page-name="Standard">
      <style:paragraph-properties style:page-number="auto"/>
    </style:style>
    <style:style style:name="T1" style:family="text">
      <style:text-properties style:text-position="-9% 100%" fo:language="de" fo:country="DE" fo:font-weight="bold" style:font-weight-asian="bold" style:font-weight-complex="bold"/>
    </style:style>
    <style:style style:name="T2" style:family="text">
      <style:text-properties style:text-position="-9% 100%" style:font-name="Arial Unicode MS" style:font-name-asian="Arial Unicode MS1" style:font-name-complex="Arial Unicode MS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Helvetica" style:font-name-asian="Arial Unicode MS1" style:font-name-complex="Arial Unicode MS1"/>
    </style:style>
    <style:style style:name="T5" style:family="text">
      <style:text-properties style:font-name="Helvetica" fo:language="sv" fo:country="SE" style:font-name-asian="Arial Unicode MS1" style:font-name-complex="Arial Unicode MS1"/>
    </style:style>
    <style:style style:name="T6" style:family="text">
      <style:text-properties style:font-name="Helvetica" fo:language="nl" fo:country="NL" style:font-name-asian="Arial Unicode MS1" style:font-name-complex="Arial Unicode MS1"/>
    </style:style>
    <style:style style:name="T7" style:family="text">
      <style:text-properties style:font-name="Arial Unicode MS" style:font-name-asian="Arial Unicode MS1" style:font-name-complex="Arial Unicode MS1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1pt" fo:letter-spacing="normal" fo:font-style="normal" style:text-underline-style="none" fo:font-weight="normal" style:letter-kerning="false" style:font-name-asian="Helvetica2" style:font-size-asian="11pt" style:font-style-asian="normal" style:font-weight-asian="normal" style:font-name-complex="Helvetica2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ruppe1</text:span></text:p>
      <text:p text:style-name="P1"/>
      <text:p text:style-name="P2"><text:span text:style-name="T4">Name: iTeaching (Interactive Teaching)</text:span></text:p>
      <text:p text:style-name="P2"/>
      <text:p text:style-name="P2"><text:span text:style-name="T4">Gruppenmitglieder: Philipp Plotz, Elizaveta Ragozina, Christoph Jurkowski, Sheyda Hayadghebi, Hung Tran Duc, Niklas Fallik</text:span></text:p>
      <text:p text:style-name="P2"/>
      <text:p text:style-name="P2"><text:span text:style-name="T4">Gruppenleiter: Hung Tran Duc</text:span></text:p>
      <text:p text:style-name="P2"/>
      <text:p text:style-name="P2"><text:span text:style-name="T4">Protokollant: Philipp Plotz</text:span></text:p>
      <text:p text:style-name="P2"/>
      <text:p text:style-name="P3"><text:span text:style-name="T4">Erstes Spielthema</text:span></text:p>
      <text:p text:style-name="P2"/>
      <text:p text:style-name="P2"><text:span text:style-name="T7">„</text:span><text:span text:style-name="T4">Lerne die Wirkung von Drogen kennen</text:span><text:span text:style-name="T7">“</text:span></text:p>
      <text:p text:style-name="P2"/>
      <text:p text:style-name="P2"><text:span text:style-name="T4">Zielgruppe:</text:span></text:p>
      <text:p text:style-name="P2"><text:span text:style-name="T4">Studenten der TU Dresden zwischen 18-28 Jahren</text:span></text:p>
      <text:p text:style-name="P2"/>
      <text:p text:style-name="P2"><text:span text:style-name="T4">Inhalt:</text:span></text:p>
      <text:p text:style-name="P2"><text:span text:style-name="T4">Man kann sich ein Setting an der TU Dresden aussuchen (z.B. Mensa, H</text:span><text:span text:style-name="T7">ö</text:span><text:span text:style-name="T4">rsaal, Slub,...),</text:span></text:p>
      <text:p text:style-name="P2"><text:span text:style-name="T4">anschlie</text:span><text:span text:style-name="T7">ß</text:span><text:span text:style-name="T4">end kann man eine klassische Droge ausw</text:span><text:span text:style-name="T7">ä</text:span><text:span text:style-name="T4">hlen (z.B. Speed, Cannabis, LSD,...)</text:span></text:p>
      <text:p text:style-name="P2"><text:span text:style-name="T4">Das Spiel, soll so realisiert werden, dass man mit seinem Charakter </text:span><text:span text:style-name="T7">ü</text:span><text:span text:style-name="T4">ber einen bestimmten Punkt</text:span></text:p>
      <text:p text:style-name="P2"><text:span text:style-name="T4">entweder l</text:span><text:span text:style-name="T7">ä</text:span><text:span text:style-name="T4">uft oder anklickt und dann erscheint ein lustiges Fenster/Video/Bild.</text:span></text:p>
      <text:p text:style-name="P2"><text:span text:style-name="T4">-Bei LSD k</text:span><text:span text:style-name="T7">ö</text:span><text:span text:style-name="T4">nnten wir z.B. Bilder von der Umgebung machen, die Farben ver</text:span><text:span text:style-name="T7">ä</text:span><text:span text:style-name="T4">ndern und Ponys</text:span></text:p>
      <text:p text:style-name="P2"><text:span text:style-name="T4">reinretuschieren, oder ein total verschobenes Video mit Elementen der Umgebung zeigen.</text:span></text:p>
      <text:p text:style-name="P2"><text:span text:style-name="T4">Anschlie</text:span><text:span text:style-name="T7">ß</text:span><text:span text:style-name="T4">end folgt dann ein Fenster mit Text zu der jeweiligen Droge, ihrer Auswirkung und ihrer</text:span></text:p>
      <text:p text:style-name="P2"><text:span text:style-name="T5">Risiken.</text:span></text:p>
      <text:p text:style-name="P2"><text:span text:style-name="T4">Zus</text:span><text:span text:style-name="T7">ä</text:span><text:span text:style-name="T4">tzlich gibt es an jedem Aktionspunkt noch eine kleine Challenge, ein Beispiel in der Mensa</text:span></text:p>
      <text:p text:style-name="P2"><text:span text:style-name="T4">hierf</text:span><text:span text:style-name="T7">ü</text:span><text:span text:style-name="T6">r w</text:span><text:span text:style-name="T7">ä</text:span><text:span text:style-name="T4">re: "Hoppla, du bist gespolpert sammle dein Essen wieder auf!" das Essen fliegt dann von</text:span></text:p>
      <text:p text:style-name="P2"><text:span text:style-name="T4">oben herrab und man muss es mit dem Teller auffangen.(analog zu dem Spiel mit dem Fass und den</text:span></text:p>
      <text:p text:style-name="P2"><text:span text:style-name="T4">Regentropfen aus der Vorlesung.) Hinzu kommt je nach Droge verschiedene Extras, bei Cannabis</text:span></text:p>
      <text:p text:style-name="P2"><text:span text:style-name="T4">kann man den Teller nur ganz langsam bewegen, wohingegen bei Speed l</text:span><text:span text:style-name="T7">ä</text:span><text:span text:style-name="T4">sst er sich ganz schnell</text:span></text:p>
      <text:p text:style-name="P2"><text:span text:style-name="T4">bewegen und bei LSD fliegen Sachen teilweise quer und in verschiedenen Farben </text:span><text:span text:style-name="T7">ü</text:span><text:span text:style-name="T4">ber den</text:span></text:p>
      <text:p text:style-name="P2"><text:span text:style-name="T4">Bildschirm.</text:span></text:p>
      <text:p text:style-name="P2"/>
      <text:p text:style-name="P2"><text:span text:style-name="T4">Ziel:</text:span></text:p>
      <text:p text:style-name="P2"><text:span text:style-name="T4">Zu Beginn des Spiels, also zum Zeitpunkt der Einnahme der Droge, ist das Drogenbarometer voll</text:span></text:p>
      <text:p text:style-name="P2"><text:span text:style-name="T4">ausgef</text:span><text:span text:style-name="T7">ü</text:span><text:span text:style-name="T4">llt, mit jeder Challenge an den Aktionspunkten kann man den Barometerstand nach untern</text:span></text:p>
      <text:p text:style-name="P2"><text:span text:style-name="T4">dr</text:span><text:span text:style-name="T7">ü</text:span><text:span text:style-name="T4">cken. Das letztliche Zeil ist es wieder n</text:span><text:span text:style-name="T7">ü</text:span><text:span text:style-name="T4">chtern zu werden.</text:span></text:p>
      <text:p text:style-name="P2"/>
      <text:p text:style-name="P2"><text:span text:style-name="T4">Wie offensichtlich zu erkennen, soll das ganze Spiel sehr ironisch gestaltet werden! </text:span></text:p>
      <text:p text:style-name="P2"/>
      <text:p text:style-name="P2"/>
      <text:p text:style-name="P3"><text:span text:style-name="T4">Zweites Spielthema</text:span></text:p>
      <text:p text:style-name="P2"/>
      <text:p text:style-name="P2"><text:span text:style-name="T7">„</text:span><text:span text:style-name="T4">Uniknigge</text:span><text:span text:style-name="T7">“</text:span></text:p>
      <text:p text:style-name="P2"/>
      <text:p text:style-name="P2"><text:span text:style-name="T4">Zielgruppe: Erstsemester jeden Alters (Studierende zwischen 18 und 30 Jahren)</text:span></text:p>
      <text:p text:style-name="P2"/>
      <text:p text:style-name="P2"><text:span text:style-name="T4">Es soll ein Lernspiel entstehen, speziell f</text:span><text:span text:style-name="T7">ü</text:span><text:span text:style-name="T4">r Erstsemester konzipiert, das dem Lernenden auf</text:span></text:p>
      <text:p text:style-name="P2"><text:span text:style-name="T4">einfache Art richtige Verhaltensweisen im Unialltag nahe bringen soll.</text:span></text:p>
      <text:p text:style-name="P2"><text:span text:style-name="T4">Folgende Szenarien sind Denkbar:</text:span></text:p>
      <text:p text:style-name="P2"><text:span text:style-name="T4">Kategorie I (Organisatorisches):</text:span></text:p>
      <text:p text:style-name="P2"><text:span text:style-name="T7">• </text:span><text:span text:style-name="T4">Umgang mit dem Online-Einschreibesystem Jexam, evtl. in Anlehnung an dessen Demo-Video</text:span></text:p>
      <text:p text:style-name="P2"><text:span text:style-name="T7">• </text:span><text:span text:style-name="T4">Aktivieren/Aufladen der Mensa-Karte</text:span></text:p>
      <text:p text:style-name="P2"><text:span text:style-name="T7">• </text:span><text:span text:style-name="T4">Was ist zu tun im Krankheitsfall (w</text:span><text:span text:style-name="T7">ä</text:span><text:span text:style-name="T4">hrend der Vorlesungszeit und Pr</text:span><text:span text:style-name="T7">ü</text:span><text:span text:style-name="T4">fungszeit)</text:span></text:p>
      <text:list xml:id="list6619085738712418752" text:style-name="WWNum2">
        <text:list-item>
          <text:p text:style-name="P4"><text:span text:style-name="T2">…</text:span></text:p>
        </text:list-item>
      </text:list>
      <text:p text:style-name="P2"/>
      <text:p text:style-name="P2"/>
      <text:p text:style-name="P2"><text:span text:style-name="T4">Kategorie II (Knigge):</text:span></text:p>
      <text:p text:style-name="P2"><text:span text:style-name="T7">• </text:span><text:span text:style-name="T4">Verhalten in den Warteschlangen in der Mensa</text:span></text:p>
      <text:p text:style-name="P2"><text:span text:style-name="T7">• </text:span><text:span text:style-name="T4">Verhalten in der Stra</text:span><text:span text:style-name="T7">ß</text:span><text:span text:style-name="T4">enbahn bzw. im Bus auf dem Weg von und zur Uni, evtl. in Anlehnung an</text:span></text:p>
      <text:p text:style-name="P2"><text:span text:style-name="T4">die </text:span><text:span text:style-name="T7">„</text:span><text:span text:style-name="T4">Spielplatz</text:span><text:span text:style-name="T7">“</text:span><text:span text:style-name="T4">-Seite der DVB</text:span></text:p>
      <text:p text:style-name="P2"><text:span text:style-name="T7">• </text:span><text:span text:style-name="T4">Verhalten in </text:span><text:span text:style-name="T7">Ü</text:span><text:span text:style-name="T4">bungen, Vorlesungen</text:span></text:p>
      <text:p text:style-name="P2"><text:span text:style-name="T7">• </text:span><text:span text:style-name="T4">Verhalten gegen</text:span><text:span text:style-name="T7">ü</text:span><text:span text:style-name="T4">ber Kommilitonen in Gruppenarbeiten</text:span></text:p>
      <text:p text:style-name="P2"><text:span text:style-name="T7">• </text:span><text:span text:style-name="T4">Verhalten gegen</text:span><text:span text:style-name="T7">ü</text:span><text:span text:style-name="T4">ber Kommilitonen mit h</text:span><text:span text:style-name="T7">ö</text:span><text:span text:style-name="T4">herer sexueller Anziehungskraft (Flirt-Tipps)</text:span></text:p>
      <text:p text:style-name="P2"><text:span text:style-name="T7">• </text:span><text:span text:style-name="T4">Verhalten gegen</text:span><text:span text:style-name="T7">ü</text:span><text:span text:style-name="T4">ber Dozenten, Professoren und sonstigen Lehrbeauftragten</text:span></text:p>
      <text:list xml:id="list7220659755899150852" text:style-name="WWNum3">
        <text:list-item>
          <text:p text:style-name="P5"><text:span text:style-name="T2">…</text:span></text:p>
        </text:list-item>
      </text:list>
      <text:p text:style-name="P2"/>
      <text:p text:style-name="P2"/>
      <text:p text:style-name="P2"><text:span text:style-name="T4">Umsetzung:</text:span></text:p>
      <text:p text:style-name="P2"><text:span text:style-name="T4">Im Hintergrund der Lernspielanwendung sollen typische Bilder aus den jeweiligen Umgebungen</text:span></text:p>
      <text:p text:style-name="P2"><text:span text:style-name="T4">der Szenarien gezeigt werden. Der Eindruck, dass der Lernende teil des Geschehens ist, k</text:span><text:span text:style-name="T7">ö</text:span><text:span text:style-name="T4">nnte</text:span></text:p>
      <text:p text:style-name="P2"><text:span text:style-name="T4">dadurch verst</text:span><text:span text:style-name="T7">ä</text:span><text:span text:style-name="T4">rkt werden typische Umgebungsger</text:span><text:span text:style-name="T7">ä</text:span><text:span text:style-name="T4">usche (Tellerklirren in der Mensa,</text:span></text:p>
      <text:p text:style-name="P2"><text:span text:style-name="T4">Motorenger</text:span><text:span text:style-name="T7">ä</text:span><text:span text:style-name="T4">usch aus dem Bus) einzubinden.</text:span></text:p>
      <text:p text:style-name="P2"><text:span text:style-name="T4">Ferner k</text:span><text:span text:style-name="T7">ö</text:span><text:span text:style-name="T4">nnte ein Balken am Bildschirmrand (</text:span><text:span text:style-name="T7">ä</text:span><text:span text:style-name="T4">hnlich dem Balken einer Lebensanzeige in</text:span></text:p>
      <text:p text:style-name="P2"><text:span text:style-name="T4">Shootern) den Beliebtheitsgrad des Lernenden in der virtuellen Uniwelt widerspiegeln. Ziel des</text:span></text:p>
      <text:p text:style-name="P2"><text:span text:style-name="T4">Spiels ist es dann, diesen Balken auf 100% zu bringen. F</text:span><text:span text:style-name="T7">ü</text:span><text:span text:style-name="T4">r jede erf</text:span><text:span text:style-name="T7">ü</text:span><text:span text:style-name="T4">llte Aufgabe gibt es je nach</text:span></text:p>
      <text:p text:style-name="P2"><text:span text:style-name="T4">Schwierigkeitsgrad Punkte, die dem Bliebtheitspunktekonto gutgeschrieben werden.</text:span></text:p>
      <text:p text:style-name="P2"><text:span text:style-name="T4">Diese Aufgaben sollen aus Minigames bestehen.</text:span></text:p>
      <text:p text:style-name="P2"><text:span text:style-name="T4">Denkbar ist z.B. das Durchqueren eines Labyrinths in der Mensa mit einem vollen Tablett, wobei</text:span></text:p>
      <text:p text:style-name="P2"><text:span text:style-name="T4">der Lernende anderen Besuchern der Mensa ausweichen muss.</text:span></text:p>
      <text:p text:style-name="P2"><text:span text:style-name="T4">Ein weitere realisierbare Aufgabenstellung an den Lernenden w</text:span><text:span text:style-name="T7">ä</text:span><text:span text:style-name="T4">re das Einpr</text:span><text:span text:style-name="T7">ä</text:span><text:span text:style-name="T4">gen des Gesichts</text:span></text:p>
      <text:p text:style-name="P2"><text:span text:style-name="T4">eines Kommilitonen, das er dann in einer vorgegebenen Zeit in einem vollbesetzten H</text:span><text:span text:style-name="T7">ö</text:span><text:span text:style-name="T4">rsaal</text:span></text:p>
      <text:p text:style-name="P2"><text:span text:style-name="T4">wieder erkennen mu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2" svg:font-family="'Arial Unicode MS'"/>
    <style:font-face style:name="Mangal1" svg:font-family="Mangal"/>
    <style:font-face style:name="Helvetica1" svg:font-family="Helvetica" style:font-family-generic="swiss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padding="0cm" fo:border="none" text:number-lines="true" text:line-number="0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padding="0cm" fo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de" fo:country="DE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2" style:font-family-complex="'Arial Unicode MS'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letter-kerning="false" style:font-name-asian="Helvetica2" style:font-family-asian="Helvetica" style:font-family-generic-asian="system" style:font-pitch-asian="variable" style:font-size-asian="11pt" style:font-style-asian="normal" style:font-weight-asian="normal" style:font-name-complex="Helvetica2" style:font-family-complex="Helvetica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nk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  <style:text-properties style:font-name="Helvetica1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635cm"/>
        </style:list-level-properties>
        <style:text-properties style:font-name="Helvetica1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0.953cm"/>
        </style:list-level-properties>
        <style:text-properties style:font-name="Helvetic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27cm"/>
        </style:list-level-properties>
        <style:text-properties style:font-name="Helvetica1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588cm"/>
        </style:list-level-properties>
        <style:text-properties style:font-name="Helvetica1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1.905cm"/>
        </style:list-level-properties>
        <style:text-properties style:font-name="Helvetic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223cm"/>
        </style:list-level-properties>
        <style:text-properties style:font-name="Helvetica1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54cm"/>
        </style:list-level-properties>
        <style:text-properties style:font-name="Helvetica1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18cm" fo:margin-left="2.858cm"/>
        </style:list-level-properties>
        <style:text-properties style:font-name="Helvetic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rl-tb" style:layout-grid-color="#c0c0c0" style:layout-grid-lines="26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5" meta:word-count="561" meta:character-count="3917" meta:non-whitespace-character-count="3422"/>
    <meta:generator>LibreOffice/4.3.1.2$Windows_x86 LibreOffice_project/958349dc3b25111dbca392fbc281a05559ef6848</meta:generator>
  </office:meta>
</office:document-meta>
</file>